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1.76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4.251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2.17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3.226cm"/>
    </style:style>
    <style:style style:name="co11" style:family="table-column">
      <style:table-column-properties fo:break-before="auto" style:column-width="3.447cm"/>
    </style:style>
    <style:style style:name="co12" style:family="table-column">
      <style:table-column-properties fo:break-before="auto" style:column-width="3.298cm"/>
    </style:style>
    <style:style style:name="co13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3.276cm"/>
    </style:style>
    <style:style style:name="co16" style:family="table-column">
      <style:table-column-properties fo:break-before="auto" style:column-width="3.836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666666" style:text-align-source="fix" style:repeat-content="false" fo:border-left="none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Row_20_Colors" style:base-cell-address="Sheet1.H5"/>
    </style:style>
    <style:style style:name="ce2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Alternating_20_Row_20_Colors" style:base-cell-address="Sheet1.H5"/>
    </style:style>
    <style:style style:name="ce3" style:family="table-cell" style:parent-style-name="Default">
      <style:table-cell-properties fo:border-bottom="0.018cm solid #000000" style:text-align-source="fix" style:repeat-content="false" fo:background-color="transparent" fo:border-left="none" fo:border-right="0.018cm solid #000000" fo:border-top="0.01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Alternating_20_Row_20_Colors" style:base-cell-address="Sheet1.H5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Alternating_20_Row_20_Colors" style:base-cell-address="Sheet1.H5"/>
    </style:style>
    <style:style style:name="ce5" style:family="table-cell" style:parent-style-name="Default">
      <style:table-cell-properties fo:border-bottom="0.018cm solid #000000" fo:background-color="#666666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Row_20_Colors" style:base-cell-address="Sheet1.H5"/>
    </style:style>
    <style:style style:name="ce6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  <style:text-properties fo:font-weight="normal" style:font-weight-asian="normal" style:font-weight-complex="normal"/>
      <style:map style:condition="is-true-formula(ISEVEN(ROW()))" style:apply-style-name="Alternating_20_Row_20_Colors" style:base-cell-address="Sheet1.H5"/>
    </style:style>
    <style:style style:name="ce7" style:family="table-cell" style:parent-style-name="Default">
      <style:table-cell-properties style:text-align-source="fix" style:repeat-content="false" fo:background-color="transparent" fo:border="0.018cm solid #000000"/>
      <style:paragraph-properties fo:text-align="center" fo:margin-left="0cm"/>
      <style:map style:condition="is-true-formula(ISEVEN(ROW()))" style:apply-style-name="Alternating_20_Row_20_Colors" style:base-cell-address="Sheet1.H5"/>
    </style:style>
    <style:style style:name="ce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map style:condition="is-true-formula(ISEVEN(ROW()))" style:apply-style-name="Alternating_20_Row_20_Colors" style:base-cell-address="Sheet1.H5"/>
    </style:style>
    <style:style style:name="ce9" style:family="table-cell" style:parent-style-name="Default">
      <style:table-cell-properties fo:border-bottom="0.018cm solid #000000" fo:background-color="#666666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Row_20_Colors" style:base-cell-address="Sheet1.H5"/>
    </style:style>
    <style:style style:name="ce10" style:family="table-cell" style:parent-style-name="Default">
      <style:table-cell-properties fo:border-bottom="0.018cm solid #000000" fo:background-color="#666666" style:text-align-source="fix" style:repeat-content="false" fo:border-left="0.018cm solid #000000" fo:border-right="0.018cm solid #000000" fo:border-top="none"/>
      <style:paragraph-properties fo:text-align="center" fo:margin-left="0cm"/>
      <style:map style:condition="is-true-formula(ISEVEN(ROW()))" style:apply-style-name="Alternating_20_Row_20_Colors" style:base-cell-address="Sheet1.H5"/>
    </style:style>
    <style:style style:name="ce11" style:family="table-cell" style:parent-style-name="Default">
      <style:table-cell-properties fo:border-bottom="0.018cm solid #000000" fo:background-color="#666666" style:text-align-source="fix" style:repeat-content="false" fo:border-left="0.018cm solid #000000" fo:border-right="none" fo:border-top="none"/>
      <style:paragraph-properties fo:text-align="center" fo:margin-left="0cm"/>
      <style:map style:condition="is-true-formula(ISEVEN(ROW()))" style:apply-style-name="Alternating_20_Row_20_Colors" style:base-cell-address="Sheet1.H5"/>
    </style:style>
    <style:style style:name="ce12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/>
      <style:paragraph-properties fo:text-align="center" fo:margin-left="0cm"/>
      <style:map style:condition="is-true-formula(ISEVEN(ROW()))" style:apply-style-name="Alternating_20_Row_20_Colors" style:base-cell-address="Sheet1.H5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6" table:default-cell-style-name="ce8"/>
        <table:table-column table:style-name="co14" table:default-cell-style-name="ce8"/>
        <table:table-column table:style-name="co15" table:number-columns-repeated="1007" table:default-cell-style-name="ce8"/>
        <table:table-column table:style-name="co15" table:default-cell-style-name="ce12"/>
        <table:table-row table:style-name="ro2">
          <table:table-cell table:style-name="ce1" office:value-type="string">
            <text:p>name,</text:p>
          </table:table-cell>
          <table:table-cell table:style-name="ce5" office:value-type="string">
            <text:p>tc,</text:p>
          </table:table-cell>
          <table:table-cell table:style-name="ce5" office:value-type="string">
            <text:p>type,</text:p>
          </table:table-cell>
          <table:table-cell table:style-name="ce5" office:value-type="string">
            <text:p>subtype,</text:p>
          </table:table-cell>
          <table:table-cell table:style-name="ce5" office:value-type="string">
            <text:p>sprite,</text:p>
          </table:table-cell>
          <table:table-cell table:style-name="ce5" office:value-type="string">
            <text:p>width,</text:p>
          </table:table-cell>
          <table:table-cell table:style-name="ce5" office:value-type="string">
            <text:p>height,</text:p>
          </table:table-cell>
          <table:table-cell table:style-name="ce5" office:value-type="string">
            <text:p>maxDurability,</text:p>
          </table:table-cell>
          <table:table-cell table:style-name="ce5" office:value-type="string">
            <text:p>twoHanded,</text:p>
          </table:table-cell>
          <table:table-cell table:style-name="ce5" office:value-type="string">
            <office:annotation draw:style-name="gr1" draw:text-style-name="P1" svg:width="2.899cm" svg:height="2.966cm" svg:x="25.79cm" svg:y="1.155cm" draw:caption-point-x="3.227cm" draw:caption-point-y="-1.145cm">
              <dc:creator>RR</dc:creator>
              <dc:date>2018-05-06T00:00:00</dc:date>
              <text:p text:style-name="P1"><text:span text:style-name="T1">KEY:</text:span></text:p>
              <text:p text:style-name="P1"><text:span text:style-name="T1">0 – Very Slow</text:span></text:p>
              <text:p text:style-name="P1"><text:span text:style-name="T1">1 – Slow</text:span></text:p>
              <text:p text:style-name="P1"><text:span text:style-name="T1">2 – Normal </text:span></text:p>
              <text:p text:style-name="P1"><text:span text:style-name="T1">3 – Fast</text:span></text:p>
              <text:p text:style-name="P1"><text:span text:style-name="T1">4 – Very Fast</text:span></text:p>
              <text:p text:style-name="P1"><text:span text:style-name="T1"/></text:p>
            </office:annotation>
            <text:p>attackSpeed,</text:p>
          </table:table-cell>
          <table:table-cell table:style-name="ce5" office:value-type="string">
            <text:p>minDamage,</text:p>
          </table:table-cell>
          <table:table-cell table:style-name="ce5" office:value-type="string">
            <text:p>maxDamage,</text:p>
          </table:table-cell>
          <table:table-cell table:style-name="ce5" office:value-type="string">
            <text:p>reqStrength,</text:p>
          </table:table-cell>
          <table:table-cell table:style-name="ce5" office:value-type="string">
            <text:p>reqDexterity,</text:p>
          </table:table-cell>
          <table:table-cell table:style-name="ce5" office:value-type="string">
            <text:p>reqIntelligence,</text:p>
          </table:table-cell>
          <table:table-cell table:style-name="ce5" office:value-type="string">
            <text:p>reqLevel,</text:p>
          </table:table-cell>
          <table:table-cell table:style-name="ce9" office:value-type="string">
            <text:p>maxSockets,</text:p>
          </table:table-cell>
          <table:table-cell table:style-name="ce10" table:number-columns-repeated="1006"/>
          <table:table-cell table:style-name="ce11"/>
        </table:table-row>
        <table:table-row table:style-name="ro4">
          <table:table-cell table:style-name="ce2" office:value-type="string">
            <text:p>Hatchet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Hatche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leave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Cleave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32">
            <text:p>32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Double Ax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Double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3">
            <text:p>43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ilitary Pick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MilitaryPick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3">
            <text:p>33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r Axe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War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67">
            <text:p>67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arge Ax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Large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5">
            <text:p>35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road Ax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Broad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8">
            <text:p>48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attle Ax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Battle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4">
            <text:p>54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reat Axe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Great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ery slow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9">
            <text:p>39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iant Axe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axe</text:p>
          </table:table-cell>
          <table:table-cell table:style-name="ce6" office:value-type="string">
            <text:p>spr_Giant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0">
            <text:p>70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hort Bow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Short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Hunting Bow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Hunting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8">
            <text:p>28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ong Bow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Long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19">
            <text:p>19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omposite Bow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Composite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5">
            <text:p>3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hort War Bow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ShortWar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55">
            <text:p>5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ong War Bow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bow</text:p>
          </table:table-cell>
          <table:table-cell table:style-name="ce6" office:value-type="string">
            <text:p>spr_LongWar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65">
            <text:p>6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ight Crossbow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crossbow</text:p>
          </table:table-cell>
          <table:table-cell table:style-name="ce6" office:value-type="string">
            <text:p>spr_LightCross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7">
            <text:p>27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rossbow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crossbow</text:p>
          </table:table-cell>
          <table:table-cell table:style-name="ce6" office:value-type="string">
            <text:p>spr_Cross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33">
            <text:p>33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Heavy Crossbow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crossbow</text:p>
          </table:table-cell>
          <table:table-cell table:style-name="ce6" office:value-type="string">
            <text:p>spr_HeavyCross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ery slow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40">
            <text:p>4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Repeating Crossbow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crossbow</text:p>
          </table:table-cell>
          <table:table-cell table:style-name="ce6" office:value-type="string">
            <text:p>spr_RepeatingCrossbo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0">
            <text:p>5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Dagger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pr_Dagge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Dirk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pr_Dirk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5">
            <text:p>2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Kri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pr_Kri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45">
            <text:p>4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lade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pr_Blad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51">
            <text:p>51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Javeli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pr_Javeli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number-columns-repeated="5" table:style-name="ce6" office:value-type="float" office:value="-1">
            <text:p>-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Pilum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pr_Pilum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45">
            <text:p>45</text:p>
          </table:table-cell>
          <table:table-cell table:number-columns-repeated="3" table:style-name="ce6" office:value-type="float" office:value="-1">
            <text:p>-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hort Spear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pr_ShortSpea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2">
            <text:p>22</text:p>
          </table:table-cell>
          <table:table-cell table:number-columns-repeated="2" table:style-name="ce6" office:value-type="float" office:value="40">
            <text:p>40</text:p>
          </table:table-cell>
          <table:table-cell table:number-columns-repeated="3" table:style-name="ce6" office:value-type="float" office:value="-1">
            <text:p>-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laive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pr_Glaiv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35">
            <text:p>35</text:p>
          </table:table-cell>
          <table:table-cell table:number-columns-repeated="3" table:style-name="ce6" office:value-type="float" office:value="-1">
            <text:p>-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Throwing Spear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pr_ThrowingSpea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65">
            <text:p>65</text:p>
          </table:table-cell>
          <table:table-cell table:number-columns-repeated="3" table:style-name="ce6" office:value-type="float" office:value="-1">
            <text:p>-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lub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Clu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arbed Club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BarbedClu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a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Mac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7">
            <text:p>27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orning Star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MorningSta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6">
            <text:p>36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lai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Flai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5">
            <text:p>3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r Hammer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WarHamme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slow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Mau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Mau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69">
            <text:p>69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reat Maul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spr_GreatMau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99">
            <text:p>99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ardich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Bardich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40">
            <text:p>40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Voulg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Voulg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50">
            <text:p>50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cyth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Scyth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number-columns-repeated="2" table:style-name="ce6" office:value-type="float" office:value="41">
            <text:p>41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Poleax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Poleax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62">
            <text:p>62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Halberd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Halbe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47">
            <text:p>47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r Scythe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polearm</text:p>
          </table:table-cell>
          <table:table-cell table:style-name="ce6" office:value-type="string">
            <text:p>spr_WarScyth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6">
            <text:p>36</text:p>
          </table:table-cell>
          <table:table-cell table:number-columns-repeated="2" table:style-name="ce6" office:value-type="float" office:value="80">
            <text:p>8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pear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spr_Spear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0">
            <text:p>2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Trident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spr_Tride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4">
            <text:p>24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randistock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spr_Brandistock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0">
            <text:p>5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petum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spr_Spetum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35">
            <text:p>3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Pike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spr_Pik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ery slow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45">
            <text:p>4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hort Staff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taff</text:p>
          </table:table-cell>
          <table:table-cell table:style-name="ce6" office:value-type="string">
            <text:p>spr_ShortStaf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ong Staff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taff</text:p>
          </table:table-cell>
          <table:table-cell table:style-name="ce6" office:value-type="string">
            <text:p>spr_LongStaf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narled Staff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taff</text:p>
          </table:table-cell>
          <table:table-cell table:style-name="ce6" office:value-type="string">
            <text:p>spr_GnarledStaf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">
            <text:p>12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attle Staff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taff</text:p>
          </table:table-cell>
          <table:table-cell table:style-name="ce6" office:value-type="string">
            <text:p>spr_BattleStaf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3">
            <text:p>13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r Staf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taff</text:p>
          </table:table-cell>
          <table:table-cell table:style-name="ce6" office:value-type="string">
            <text:p>spr_WarStaff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8">
            <text:p>28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hort Sword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ShortSwor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cimitar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Scimitar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Sabr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Sabr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5">
            <text:p>25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alchio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Falchio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33">
            <text:p>33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rystal Swor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CrystalSwo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road Swor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BroadSwo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48">
            <text:p>48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Long Swor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LongSwo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9">
            <text:p>39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r Sword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WarSwor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5">
            <text:p>45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Two-Handed Swor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TwoHandedSwor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7">
            <text:p>27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6" office:value-type="float" office:value="3">
            <text:p>3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laymor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Claymor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iant Swor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GiantSwor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34">
            <text:p>34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astard Sword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BastardSwor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62">
            <text:p>62</text:p>
          </table:table-cell>
          <table:table-cell table:number-columns-repeated="3" table:style-name="ce6" office:value-type="float" office:value="-1">
            <text:p>-1</text:p>
          </table:table-cell>
          <table:table-cell table:style-name="ce6" office:value-type="float" office:value="4">
            <text:p>4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Flamberge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Flamberg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ormal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9">
            <text:p>49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5">
            <text:p>5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reat Sword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sword</text:p>
          </table:table-cell>
          <table:table-cell table:style-name="ce6" office:value-type="string">
            <text:p>spr_GreatSword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low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60">
            <text:p>60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6">
            <text:p>6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Wand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wand</text:p>
          </table:table-cell>
          <table:table-cell table:style-name="ce6" office:value-type="string">
            <text:p>spr_Wan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Yew Wan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wand</text:p>
          </table:table-cell>
          <table:table-cell table:style-name="ce6" office:value-type="string">
            <text:p>spr_YewWan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norma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rim Wan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wand</text:p>
          </table:table-cell>
          <table:table-cell table:style-name="ce6" office:value-type="string">
            <text:p>spr_GrimWan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very fas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Bone Wand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weapon</text:p>
          </table:table-cell>
          <table:table-cell table:style-name="ce6" office:value-type="string">
            <text:p>wand</text:p>
          </table:table-cell>
          <table:table-cell table:style-name="ce6" office:value-type="string">
            <text:p>spr_BoneWan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-1">
            <text:p>-1</text:p>
          </table:table-cell>
          <table:table-cell table:style-name="ce6" office:value-type="string">
            <text:p>fas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number-columns-repeated="4"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number-columns-repeated="1007"/>
        </table:table-row>
        <table:table-row table:style-name="ro5" table:number-rows-repeated="25">
          <table:table-cell table:style-name="ce2"/>
          <table:table-cell table:style-name="ce6" table:number-columns-repeated="15"/>
          <table:table-cell table:number-columns-repeated="1008"/>
        </table:table-row>
        <table:table-row table:style-name="ro5">
          <table:table-cell table:style-name="ce3"/>
          <table:table-cell table:style-name="ce7" table:number-columns-repeated="15"/>
          <table:table-cell table:number-columns-repeated="1008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A1:Sheet1.M28" table:display-filter-buttons="true"/>
        <table:database-range table:name="__Anonymous_Sheet_DB__2" table:target-range-address="Sheet1.A1:Sheet1.N72" table:display-filter-buttons="true">
          <table:filter>
            <table:filter-condition table:field-number="3" table:value="mace" table:operator="="/>
          </table:filter>
        </table:database-range>
        <table:database-range table:name="__Anonymous_Sheet_DB__3" table:target-range-address="Sheet1.A1:Sheet1.P7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20_Row_20_Colors" style:display-name="Alternating Row Colors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-05-06</text:date>, <text:time>19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7:25:10.96</meta:creation-date>
    <dc:date>2018-05-06T19:28:24.91</dc:date>
    <dc:creator>Riley Runchey</dc:creator>
    <meta:editing-duration>PT6H33M49S</meta:editing-duration>
    <meta:editing-cycles>6</meta:editing-cycles>
    <meta:generator>OpenOffice/4.1.0$Win32 OpenOffice.org_project/410m18$Build-9764</meta:generator>
    <meta:document-statistic meta:table-count="3" meta:cell-count="1223" meta:object-count="0"/>
  </office:meta>
</office:document-meta>
</file>